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fddf" officeooo:paragraph-rsid="0021b3d4"/>
    </style:style>
    <style:style style:name="P2" style:family="paragraph" style:parent-style-name="Standard">
      <style:paragraph-properties fo:text-align="justify" style:justify-single-word="false"/>
      <style:text-properties officeooo:rsid="0006fddf" officeooo:paragraph-rsid="0021b3d4"/>
    </style:style>
    <style:style style:name="P3" style:family="paragraph" style:parent-style-name="Standard">
      <style:text-properties officeooo:rsid="0031cc76" officeooo:paragraph-rsid="0031cc76"/>
    </style:style>
    <style:style style:name="P4" style:family="paragraph" style:parent-style-name="Standard">
      <style:text-properties officeooo:rsid="00359bea" officeooo:paragraph-rsid="00359bea"/>
    </style:style>
    <style:style style:name="P5" style:family="paragraph" style:parent-style-name="Standard">
      <style:text-properties officeooo:rsid="0038c5eb" officeooo:paragraph-rsid="0038c5eb"/>
    </style:style>
    <style:style style:name="P6" style:family="paragraph" style:parent-style-name="Standard">
      <style:text-properties officeooo:rsid="0039382b" officeooo:paragraph-rsid="0039382b"/>
    </style:style>
    <style:style style:name="P7" style:family="paragraph" style:parent-style-name="Standard">
      <style:text-properties officeooo:rsid="00398791" officeooo:paragraph-rsid="00398791"/>
    </style:style>
    <style:style style:name="P8" style:family="paragraph" style:parent-style-name="Standard">
      <style:text-properties officeooo:rsid="003aa1a8" officeooo:paragraph-rsid="003aa1a8"/>
    </style:style>
    <style:style style:name="P9" style:family="paragraph" style:parent-style-name="Standard">
      <style:text-properties officeooo:rsid="003dad37" officeooo:paragraph-rsid="003dad37"/>
    </style:style>
    <style:style style:name="P10" style:family="paragraph" style:parent-style-name="Standard">
      <style:text-properties officeooo:rsid="003aa1a8" officeooo:paragraph-rsid="003aa1a8"/>
    </style:style>
    <style:style style:name="P11" style:family="paragraph" style:parent-style-name="Standard">
      <style:text-properties officeooo:rsid="0040c488" officeooo:paragraph-rsid="0040c488"/>
    </style:style>
    <style:style style:name="P12" style:family="paragraph" style:parent-style-name="Standard">
      <style:text-properties officeooo:rsid="0040dd03" officeooo:paragraph-rsid="0040dd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/text:p>
      <text:p text:style-name="P2"/>
      <text:p text:style-name="P3">7.1) write a program to read through a file and print the contents of the file (line by line) all in uper case. Executing the program will look as follows:</text:p>
      <text:p text:style-name="P3">python shout.py</text:p>
      <text:p text:style-name="P3">Enter a file name: mbox-short.txt</text:p>
      <text:p text:style-name="P3">FROM STEPHEN.MARQUARD@UCT.AC.ZA SAT JAN 5 09:14:16 2008</text:p>
      <text:p text:style-name="P3">RETURN-PATH: &lt;<text:a xlink:type="simple" xlink:href="mailto:POSTMASTER@COLLAB.SAKAIPROJECT.ORG" text:style-name="Internet_20_link" text:visited-style-name="Visited_20_Internet_20_Link">POSTMASTER@COLLAB.SAKAIPROJECT.ORG</text:a>&gt;</text:p>
      <text:p text:style-name="P3"/>
      <text:p text:style-name="P4">you can download the file from <text:a xlink:type="simple" xlink:href="http://www.py4inf.com/code/mbox-short.txt" text:style-name="Internet_20_link" text:visited-style-name="Visited_20_Internet_20_Link">www.py4inf.com/code/mbox-short.txt</text:a></text:p>
      <text:p text:style-name="P4"/>
      <text:p text:style-name="P5">R: on E7_1.py</text:p>
      <text:p text:style-name="P5"/>
      <text:p text:style-name="P6">exercise 7.2 Write a program to prompt for a file name, and then read through the file and look for lines of the form:</text:p>
      <text:p text:style-name="P6">X-DSPAM-confidence: 0.8475</text:p>
      <text:p text:style-name="P7">when you encounter a line that starts with “X-DSPAM-Confidence:” pull apart the line to extract the floating-point number on the line. Count these lines and the compute the values from these lines, when you reach the end of the file, print out the average spam confidence.</text:p>
      <text:p text:style-name="P7"/>
      <text:p text:style-name="P7"><text:tab/>Enter the file name: mbox-short.txt</text:p>
      <text:p text:style-name="P7"><text:tab/>Average spam confidence: 0.750718518519</text:p>
      <text:p text:style-name="P8">R: on E7_2.py</text:p>
      <text:p text:style-name="P8"/>
      <text:p text:style-name="P9">7.3) Sometimes when programmers get <text:s/>bored or want to have a bit of fun, they add a harmless Easter Egg to their program(en.wikipedia.org/wiki/Easter_egg_(media)). Modify the program that prompts the user for the file name só that it prints a funny message when user types in the exact file name “na na boo boo”. The program should behave normally for all <text:s/>other files which exist and don’t exist. Here is a sample execution of the program</text:p>
      <text:p text:style-name="P8"/>
      <text:p text:style-name="P8">python egg.py</text:p>
      <text:p text:style-name="P8">Enter the file name: mbox.txt</text:p>
      <text:p text:style-name="P8">There were 1797 subject lines in mbox.txt</text:p>
      <text:p text:style-name="P8">python egg.py</text:p>
      <text:p text:style-name="P8">Enter the file name: missing.tyxt</text:p>
      <text:p text:style-name="P8">File cannot be opened: missing.tyxt</text:p>
      <text:p text:style-name="P8">python egg.py</text:p>
      <text:p text:style-name="P8">Enter the file name: na na boo boo</text:p>
      <text:p text:style-name="P8">NA NA BOO BOO TO YOU - You have been punk'd!</text:p>
      <text:p text:style-name="P8"/>
      <text:p text:style-name="P11">We are not encouraging you to put Easter Eggs in your programs – This is just an exercise.</text:p>
      <text:p text:style-name="P11"/>
      <text:p text:style-name="P12">R: E7_3.py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9:37:23.262965750</meta:creation-date>
    <dc:date>2021-08-17T15:23:56.891648467</dc:date>
    <meta:editing-duration>PT11H7M50S</meta:editing-duration>
    <meta:editing-cycles>34</meta:editing-cycles>
    <meta:generator>LibreOffice/6.1.5.2$Linux_X86_64 LibreOffice_project/10$Build-2</meta:generator>
    <meta:document-statistic meta:table-count="0" meta:image-count="0" meta:object-count="0" meta:page-count="1" meta:paragraph-count="26" meta:word-count="282" meta:character-count="1694" meta:non-whitespace-character-count="1432"/>
  </office:meta>
</office:document-meta>
</file>